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color="#000000" style:font-name="Times New Roman" fo:font-size="12pt" fo:language="en" fo:country="US" style:font-size-asian="12pt" style:font-size-complex="12pt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3">«</text:span><text:span text:style-name="T1">EVO Reset Service</text:span><text:span text:style-name="T3">» </text:span><text:span text:style-name="T1">v 0.2.1</text:span></text:p>
      <text:p text:style-name="P3"/>
      <text:p text:style-name="P7"><text:s text:c="2"/>Системные требования: </text:p>
      <text:p text:style-name="P6">ZX-Spectrum PentEvo,<text:span text:style-name="T3"> Пентагон 2.2 или аналогичные</text:span>;</text:p>
      <text:p text:style-name="P7"><text:span text:style-name="T1">48</text:span> килобайт памяти;</text:p>
      <text:p text:style-name="P7">контроллер <text:span text:style-name="T1">TR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3"><text:tab/><text:tab/>с </text:span>SD <text:span text:style-name="T3">карты </text:span>Z-контроллера <text:span text:style-name="T3">(на </text:span>PentEvo <text:span text:style-name="T3">интегрирована</text:span>) <text:span text:style-name="T3">отформатированная в </text:span>FAT;</text:p>
      <text:p text:style-name="P6"><text:tab/><text:tab/><text:span text:style-name="T3">с винчестера подключенного </text:span>по схеме Nemo отформатированн<text:span text:style-name="T3">ый в </text:span>FAT<text:span text:style-name="T3">;</text:span></text:p>
      <text:p text:style-name="P9"><text:span text:style-name="T3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18">ПРЕДУПРЕЖДЕНИЯ. </text:p>
      <text:p text:style-name="P4">----------------------------------------------------------------<text:span text:style-name="T3">----------------------</text:span>---------------<text:span text:style-name="T3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<text:s/>Поиск файлов для загрузки производится в корне <text:span text:style-name="T1">FAT </text:span>устройств.</text:p>
      <text:p text:style-name="P4">FATboot <text:span text:style-name="T3">показывает только найденные директории и кодовые </text:span>HOBETA <text:span text:style-name="T3">файлы, но количеством не более 2048 штук. При большем количестве будут показаны только первые 2048 директорий/</text:span>HOBETA <text:span text:style-name="T3">файлов.</text:span></text:p>
      <text:p text:style-name="P5"/>
      <text:p text:style-name="P4">-----------------------------------------------------------------------------------------------------------------------------</text:p>
      <text:p text:style-name="P16"/>
      <text:p text:style-name="P17">Клавиши управления.</text:p>
      <text:p text:style-name="P17"/>
      <text:p text:style-name="P10"><text:span text:style-name="T4">Кнопки клавиатуры+</text:span><text:span text:style-name="T1">RESET.</text:span></text:p>
      <text:p text:style-name="P15"/>
      <text:p text:style-name="P11">Любая буквенная клавиша (кроме нижеописанных<text:span text:style-name="T1">)</text:span>-выводит на экран краткую помощь.</text:p>
      <text:p text:style-name="P14"><text:span text:style-name="T5">CS</text:span>-<text:span text:style-name="T3">перезапуск страницы </text:span>ROM<text:span text:style-name="T3"> </text:span>Basic 128.</text:p>
      <text:p text:style-name="P14"><text:span text:style-name="T5">SS</text:span><text:span text:style-name="T3">-перезапуск страницы </text:span>ROM<text:span text:style-name="T3"> </text:span>Basic<text:span text:style-name="T3"> </text:span>48<text:span text:style-name="T3">.</text:span></text:p>
      <text:p text:style-name="P14"><text:span text:style-name="T5">D</text:span>-<text:span text:style-name="T3">запуск </text:span>DEMO “GRASS” by PSB^Hallowen.</text:p>
      <text:p text:style-name="P14"><text:span text:style-name="T5">C</text:span>-<text:span text:style-name="T3">таблица цветов (клавиши </text:span>SPACE <text:span text:style-name="T3">или </text:span>ENTER <text:span text:style-name="T3">изменение цвета бордюра.</text:span></text:p>
      <text:p text:style-name="P14"><text:span text:style-name="T5">S</text:span>-CMOS Setup. <text:span text:style-name="T3">При отсуствии часов отображает </text:span>#FF <text:span text:style-name="T3">для всех ячеек без возможности изменения.</text:span></text:p>
      <text:p text:style-name="P11">Любые 2 нажатые клавиши (кроме вышеописанных)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4"><text:span text:style-name="T3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3"> при нажатии на которые происходит немедленный вызов соответствующей опции. Соотвествующая горячая клавиша указана перед каждым пунктом меню.</text:span></text:p>
      <text:p text:style-name="P11"/>
      <text:p text:style-name="P11">Горячие клавиши главного меню:</text:p>
      <text:p text:style-name="P14"><text:span text:style-name="T5">1...4</text:span>-<text:span text:style-name="T3">выбор дисковода</text:span></text:p>
      <text:p text:style-name="P14"><text:span text:style-name="T5">V</text:span>-<text:span text:style-name="T3">круговое переключение дисководов</text:span></text:p>
      <text:p text:style-name="P14"><text:span text:style-name="T5">W</text:span><text:span text:style-name="T3">-триггерное переключение режима </text:span>Turbo</text:p>
      <text:p text:style-name="P14"><text:span text:style-name="T5">M</text:span><text:span text:style-name="T3">-триггерное переключение режимов памяти </text:span>ALL/128/48</text:p>
      <text:p text:style-name="P14"><text:span text:style-name="T5">Z</text:span>-<text:span text:style-name="T3">вызов загрузчика с </text:span>TR-DOS <text:span text:style-name="T3">дискеты;</text:span></text:p>
      <text:p text:style-name="P14"><text:soft-page-break/><text:span text:style-name="T5">F</text:span><text:span text:style-name="T3">-вызов загрузчика с </text:span>FAT <text:span text:style-name="T3">устройства;</text:span></text:p>
      <text:p text:style-name="P14"><text:span text:style-name="T5">T</text:span><text:span text:style-name="T3">-вызов загрузки с ленты (имитация команды </text:span>LOAD “”)<text:span text:style-name="T3">;</text:span></text:p>
      <text:p text:style-name="P14"><text:span text:style-name="T5">B</text:span><text:span text:style-name="T3">-вызов загрузчика с </text:span>CD <text:span text:style-name="T3">диска (старая функция оставшаяся от </text:span>GLUK<text:span text:style-name="T3">а);</text:span></text:p>
      <text:p text:style-name="P14"><text:span text:style-name="T5">D</text:span><text:span text:style-name="T3">-вызов загрузчика с </text:span>HDD;</text:p>
      <text:p text:style-name="P14"><text:span text:style-name="T5">S</text:span><text:span text:style-name="T3">-сброс в </text:span>TR-DOS<text:span text:style-name="T3">;</text:span></text:p>
      <text:p text:style-name="P14"><text:span text:style-name="T5">I</text:span><text:span text:style-name="T3">-сброс в </text:span>Basic <text:span text:style-name="T3">48;</text:span></text:p>
      <text:p text:style-name="P14"><text:span text:style-name="T5">U</text:span><text:span text:style-name="T3">-сброс в </text:span>Basic <text:span text:style-name="T3">128;</text:span></text:p>
      <text:p text:style-name="P14"><text:span text:style-name="T5">R</text:span><text:span text:style-name="T3">-переход в меню </text:span>Service;</text:p>
      <text:p text:style-name="P11">цифровые клавиши 1-4 выбирают соответствующий дисковод <text:span text:style-name="T1">A-D, </text:span>клавиша <text:span text:style-name="T1">V </text:span>перебирает все дисководы по кругу<text:span text:style-name="T1">;</text:span></text:p>
      <text:p text:style-name="P11"><text:span text:style-name="T5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5">9</text:span>-включение/выключение отображения времени, даты.</text:p>
      <text:p text:style-name="P11"/>
      <text:p text:style-name="P11">Горячии клавиши меню <text:span text:style-name="T1">«Service»:</text:span></text:p>
      <text:p text:style-name="P11"><text:span text:style-name="T2">R</text:span>-сброс <text:span text:style-name="T1">NeoGS </text:span>записью числа 128 в порт 51.</text:p>
      <text:p text:style-name="P11"><text:span text:style-name="T2">P</text:span>-очистка страниц 128 памяти;</text:p>
      <text:p text:style-name="P11"><text:span text:style-name="T2">G</text:span>-очистка всех страниц памяти;</text:p>
      <text:p text:style-name="P11"><text:span text:style-name="T2">S</text:span>-создание <text:span text:style-name="T1">RAM </text:span>диска на 512 килобайт;</text:p>
      <text:p text:style-name="P11"><text:span text:style-name="T2">K</text:span>-создание <text:span text:style-name="T1">RAM </text:span>диска на 640 килобайт;</text:p>
      <text:p text:style-name="P11"><text:span text:style-name="T2">D</text:span>-создание <text:span text:style-name="T1">RAM </text:span>диска на 768 килобайт;</text:p>
      <text:p text:style-name="P11"><text:span text:style-name="T2">I</text:span>-создание <text:span text:style-name="T1">RAM </text:span>диска на 896 килобайт;</text:p>
      <text:p text:style-name="P11"><text:span text:style-name="T2">Y</text:span>-копирование <text:span text:style-name="T1">TR-DOS </text:span>дискет с форматирование диска-приемника.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,</text:span> 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, </text:span>менять быстродейтвие нажатием <text:span text:style-name="T2">«Turbo Mode: on»</text:span> (принимает значение <text:span text:style-name="T1">on/off</text:span>), 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Загрузка с ленты.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<text:span text:style-name="T1">HE GLUK </text:span>режимы памяти и турборежима. При входе в загрузку с ленты есть возможность вернуться в <text:span text:style-name="T1">HE GLUK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Состояние памяти при запуске <text:span text:style-name="T1">HOBETA </text:span>файлов.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11"/>
      <text:p text:style-name="P15"><text:span text:style-name="T3">Часы и </text:span>CMOS.</text:p>
      <text:p text:style-name="P15"/>
      <text:p text:style-name="P11"><text:soft-page-break/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4"/>
      <text:p text:style-name="P11"><text:span text:style-name="T1">- 0x0E<text:tab/></text:span>хранит текущее значение <text:span text:style-name="T1">TURBO </text:span>режима (<text:span text:style-name="T1">bit 7) </text:span>и режима памяти (<text:span text:style-name="T1">bit 2-0);</text:span>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<text:span text:style-name="T1">0x0A...0x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0-21T20:30:46.18</dc:date>
    <meta:editing-duration>PT05H42M01S</meta:editing-duration>
    <meta:editing-cycles>42</meta:editing-cycles>
    <meta:generator>OpenOffice.org/3.2$Win32 OpenOffice.org_project/320m18$Build-9502</meta:generator>
    <meta:document-statistic meta:table-count="0" meta:image-count="0" meta:object-count="0" meta:page-count="3" meta:paragraph-count="67" meta:word-count="761" meta:character-count="5759"/>
  </office:meta>
</office:document-meta>
</file>